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21">
            <text:p>AA-23521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4105.0">
            <text:p>410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5">
            <text:p>-4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20">
            <text:p>AA-23520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2570.0">
            <text:p>2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Q-844">
            <text:p>Q-844</text:p>
          </table:table-cell>
          <table:table-cell office:value-type="float" office:value="53.23">
            <text:p>53.23</text:p>
          </table:table-cell>
          <table:table-cell office:value-type="float" office:value="0.34">
            <text:p>0.34</text:p>
          </table:table-cell>
          <table:table-cell office:value-type="float" office:value="2815.0">
            <text:p>2815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3">
            <text:p>-2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8">
            <text:p>AA-23518</text:p>
          </table:table-cell>
          <table:table-cell office:value-type="float" office:value="53.47">
            <text:p>53.47</text:p>
          </table:table-cell>
          <table:table-cell office:value-type="float" office:value="0.05">
            <text:p>0.05</text:p>
          </table:table-cell>
          <table:table-cell office:value-type="float" office:value="6495.0">
            <text:p>649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9">
            <text:p>-10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7">
            <text:p>AA-23517</text:p>
          </table:table-cell>
          <table:table-cell office:value-type="float" office:value="53.47">
            <text:p>53.47</text:p>
          </table:table-cell>
          <table:table-cell office:value-type="float" office:value="0.05">
            <text:p>0.05</text:p>
          </table:table-cell>
          <table:table-cell office:value-type="float" office:value="6485.0">
            <text:p>648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6">
            <text:p>-10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3">
            <text:p>AA-23943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555.0">
            <text:p>7555.0</text:p>
          </table:table-cell>
          <table:table-cell office:value-type="float" office:value="75.0">
            <text:p>7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59">
            <text:p>-13.59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9">
            <text:p>AA-23519</text:p>
          </table:table-cell>
          <table:table-cell office:value-type="float" office:value="53.33">
            <text:p>53.33</text:p>
          </table:table-cell>
          <table:table-cell office:value-type="float" office:value="0.27">
            <text:p>0.27</text:p>
          </table:table-cell>
          <table:table-cell office:value-type="float" office:value="4275.0">
            <text:p>427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5">
            <text:p>-4.95</text:p>
          </table:table-cell>
          <table:table-cell office:value-type="float" office:value="1.87">
            <text:p>1.87</text:p>
          </table:table-cell>
          <table:table-cell office:value-type="float" office:value="1.87">
            <text:p>1.87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6">
            <text:p>AA-23516</text:p>
          </table:table-cell>
          <table:table-cell office:value-type="float" office:value="53.47">
            <text:p>53.47</text:p>
          </table:table-cell>
          <table:table-cell office:value-type="float" office:value="0.05">
            <text:p>0.05</text:p>
          </table:table-cell>
          <table:table-cell office:value-type="float" office:value="5535.0">
            <text:p>553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6">
            <text:p>-8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1">
            <text:p>AA-22661</text:p>
          </table:table-cell>
          <table:table-cell office:value-type="float" office:value="53.31">
            <text:p>53.31</text:p>
          </table:table-cell>
          <table:table-cell office:value-type="float" office:value="0.27">
            <text:p>0.27</text:p>
          </table:table-cell>
          <table:table-cell office:value-type="float" office:value="5310.0">
            <text:p>5310.0</text:p>
          </table:table-cell>
          <table:table-cell office:value-type="float" office:value="65.0">
            <text:p>6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4">
            <text:p>-7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0">
            <text:p>AA-23940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570.0">
            <text:p>7570.0</text:p>
          </table:table-cell>
          <table:table-cell office:value-type="float" office:value="95.0">
            <text:p>9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2">
            <text:p>-13.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2">
            <text:p>AA-23942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460.0">
            <text:p>7460.0</text:p>
          </table:table-cell>
          <table:table-cell office:value-type="float" office:value="65.0">
            <text:p>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59">
            <text:p>-13.59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8">
            <text:p>AA-23818</text:p>
          </table:table-cell>
          <table:table-cell office:value-type="float" office:value="53.15">
            <text:p>53.15</text:p>
          </table:table-cell>
          <table:table-cell office:value-type="float" office:value="0.32">
            <text:p>0.32</text:p>
          </table:table-cell>
          <table:table-cell office:value-type="float" office:value="6725.0">
            <text:p>67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BrewEtal2015,ShennanEtal2018">
            <text:p>BrewEtal2015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7">
            <text:p>AA-23817</text:p>
          </table:table-cell>
          <table:table-cell office:value-type="float" office:value="53.15">
            <text:p>53.15</text:p>
          </table:table-cell>
          <table:table-cell office:value-type="float" office:value="0.32">
            <text:p>0.32</text:p>
          </table:table-cell>
          <table:table-cell office:value-type="float" office:value="6115.0">
            <text:p>611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4">
            <text:p>-9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Q-686">
            <text:p>Q-686</text:p>
          </table:table-cell>
          <table:table-cell office:value-type="float" office:value="53.23">
            <text:p>53.23</text:p>
          </table:table-cell>
          <table:table-cell office:value-type="float" office:value="0.34">
            <text:p>0.34</text:p>
          </table:table-cell>
          <table:table-cell office:value-type="float" office:value="3340.0">
            <text:p>33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26">
            <text:p>AA-23826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2115.0">
            <text:p>211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0">
            <text:p>AA-22660</text:p>
          </table:table-cell>
          <table:table-cell office:value-type="float" office:value="53.31">
            <text:p>53.31</text:p>
          </table:table-cell>
          <table:table-cell office:value-type="float" office:value="0.27">
            <text:p>0.27</text:p>
          </table:table-cell>
          <table:table-cell office:value-type="float" office:value="4650.0">
            <text:p>465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27">
            <text:p>AA-23827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5200.0">
            <text:p>52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Q-685">
            <text:p>Q-685</text:p>
          </table:table-cell>
          <table:table-cell office:value-type="float" office:value="53.23">
            <text:p>53.23</text:p>
          </table:table-cell>
          <table:table-cell office:value-type="float" office:value="0.34">
            <text:p>0.34</text:p>
          </table:table-cell>
          <table:table-cell office:value-type="float" office:value="3943.0">
            <text:p>3943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4">
            <text:p>AA-23814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4445.0">
            <text:p>44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9">
            <text:p>-4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3">
            <text:p>AA-23813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4490.0">
            <text:p>449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5">
            <text:p>-4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28">
            <text:p>AA-23828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4885.0">
            <text:p>488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4">
            <text:p>AA-22664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4485.0">
            <text:p>4485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6">
            <text:p>-6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1">
            <text:p>AA-23811</text:p>
          </table:table-cell>
          <table:table-cell office:value-type="float" office:value="53.33">
            <text:p>53.33</text:p>
          </table:table-cell>
          <table:table-cell office:value-type="float" office:value="0.27">
            <text:p>0.27</text:p>
          </table:table-cell>
          <table:table-cell office:value-type="float" office:value="5040.0">
            <text:p>504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8">
            <text:p>-6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6">
            <text:p>AA-22666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360.0">
            <text:p>736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82">
            <text:p>-13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5">
            <text:p>AA-22665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5375.0">
            <text:p>537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4">
            <text:p>-7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95">
            <text:p>AA-23895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4140.0">
            <text:p>414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8">
            <text:p>-4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37">
            <text:p>AA-23937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260.0">
            <text:p>726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2.24">
            <text:p>-12.2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38">
            <text:p>AA-23938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050.0">
            <text:p>705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2.24">
            <text:p>-12.2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39">
            <text:p>AA-23939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810.0">
            <text:p>7810.0</text:p>
          </table:table-cell>
          <table:table-cell office:value-type="float" office:value="65.0">
            <text:p>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01">
            <text:p>-13.01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1">
            <text:p>AA-23941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260.0">
            <text:p>726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2">
            <text:p>-13.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7">
            <text:p>AA-22667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230.0">
            <text:p>723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1">
            <text:p>-14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